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ba6f5" officeooo:paragraph-rsid="000ba6f5" style:font-weight-asian="bold" style:font-weight-complex="bold"/>
    </style:style>
    <style:style style:name="P2" style:family="paragraph" style:parent-style-name="Standard">
      <style:text-properties fo:font-weight="normal" officeooo:rsid="000ba6f5" officeooo:paragraph-rsid="000ba6f5" style:font-weight-asian="normal" style:font-weight-complex="normal"/>
    </style:style>
    <style:style style:name="P3" style:family="paragraph" style:parent-style-name="Standard">
      <style:text-properties fo:font-weight="normal" officeooo:rsid="000d07e9" officeooo:paragraph-rsid="000d07e9" style:font-weight-asian="normal" style:font-weight-complex="normal"/>
    </style:style>
    <style:style style:name="P4" style:family="paragraph" style:parent-style-name="Standard">
      <style:text-properties fo:font-weight="normal" officeooo:rsid="000de00d" officeooo:paragraph-rsid="000de00d" style:font-weight-asian="normal" style:font-weight-complex="normal"/>
    </style:style>
    <style:style style:name="P5" style:family="paragraph" style:parent-style-name="Standard">
      <style:text-properties fo:font-weight="normal" officeooo:rsid="000f7b32" officeooo:paragraph-rsid="000f7b32" style:font-weight-asian="normal" style:font-weight-complex="normal"/>
    </style:style>
    <style:style style:name="P6" style:family="paragraph" style:parent-style-name="Standard">
      <style:text-properties fo:font-weight="normal" officeooo:rsid="0010c0a8" officeooo:paragraph-rsid="0010c0a8" style:font-weight-asian="normal" style:font-weight-complex="normal"/>
    </style:style>
    <style:style style:name="P7" style:family="paragraph" style:parent-style-name="Standard">
      <style:text-properties fo:font-weight="normal" officeooo:rsid="00112049" officeooo:paragraph-rsid="00112049" style:font-weight-asian="normal" style:font-weight-complex="normal"/>
    </style:style>
    <style:style style:name="P8" style:family="paragraph" style:parent-style-name="Standard">
      <style:text-properties fo:font-weight="normal" officeooo:rsid="001263e2" officeooo:paragraph-rsid="001263e2" style:font-weight-asian="normal" style:font-weight-complex="normal"/>
    </style:style>
    <style:style style:name="P9" style:family="paragraph" style:parent-style-name="Standard">
      <style:text-properties fo:font-weight="normal" officeooo:rsid="00132078" officeooo:paragraph-rsid="00132078" style:font-weight-asian="normal" style:font-weight-complex="normal"/>
    </style:style>
    <style:style style:name="P10" style:family="paragraph" style:parent-style-name="Standard">
      <style:text-properties fo:font-weight="normal" officeooo:rsid="00190c04" officeooo:paragraph-rsid="00190c04" style:font-weight-asian="normal" style:font-weight-complex="normal"/>
    </style:style>
    <style:style style:name="P11" style:family="paragraph" style:parent-style-name="Standard">
      <style:text-properties fo:font-weight="normal" officeooo:rsid="0019aa79" officeooo:paragraph-rsid="0019aa79" style:font-weight-asian="normal" style:font-weight-complex="normal"/>
    </style:style>
    <style:style style:name="P12" style:family="paragraph" style:parent-style-name="Standard">
      <style:text-properties fo:font-weight="normal" officeooo:rsid="001a57ed" officeooo:paragraph-rsid="001a57ed" style:font-weight-asian="normal" style:font-weight-complex="normal"/>
    </style:style>
    <style:style style:name="P13" style:family="paragraph" style:parent-style-name="Standard">
      <style:text-properties fo:font-weight="normal" officeooo:rsid="001ab763" officeooo:paragraph-rsid="001ab763" style:font-weight-asian="normal" style:font-weight-complex="normal"/>
    </style:style>
    <style:style style:name="P14" style:family="paragraph" style:parent-style-name="Standard">
      <style:text-properties fo:font-weight="normal" officeooo:rsid="001b7166" officeooo:paragraph-rsid="001b7166" style:font-weight-asian="normal" style:font-weight-complex="normal"/>
    </style:style>
    <style:style style:name="P15" style:family="paragraph" style:parent-style-name="Standard">
      <style:text-properties fo:font-weight="normal" officeooo:rsid="001ccffe" officeooo:paragraph-rsid="001ccffe" style:font-weight-asian="normal" style:font-weight-complex="normal"/>
    </style:style>
    <style:style style:name="P16" style:family="paragraph" style:parent-style-name="Standard">
      <style:text-properties fo:font-weight="normal" officeooo:rsid="001d99d5" officeooo:paragraph-rsid="001d99d5" style:font-weight-asian="normal" style:font-weight-complex="normal"/>
    </style:style>
    <style:style style:name="P17" style:family="paragraph" style:parent-style-name="Standard">
      <style:text-properties fo:font-weight="normal" officeooo:rsid="001d99d5" officeooo:paragraph-rsid="001ffe3e" style:font-weight-asian="normal" style:font-weight-complex="normal"/>
    </style:style>
    <style:style style:name="P18" style:family="paragraph" style:parent-style-name="Standard">
      <style:text-properties fo:font-weight="normal" officeooo:rsid="001ffe3e" officeooo:paragraph-rsid="001ffe3e" style:font-weight-asian="normal" style:font-weight-complex="normal"/>
    </style:style>
    <style:style style:name="P19" style:family="paragraph" style:parent-style-name="Standard">
      <style:paragraph-properties fo:margin-left="1.251cm" fo:margin-right="0cm" fo:text-indent="0cm" style:auto-text-indent="false"/>
      <style:text-properties fo:font-style="italic" fo:font-weight="normal" officeooo:rsid="00112049" officeooo:paragraph-rsid="00112049" style:font-style-asian="italic" style:font-weight-asian="normal" style:font-style-complex="italic" style:font-weight-complex="normal"/>
    </style:style>
    <style:style style:name="P20" style:family="paragraph" style:parent-style-name="Heading_20_1">
      <style:paragraph-properties fo:break-before="page"/>
    </style:style>
    <style:style style:name="T1" style:family="text">
      <style:text-properties officeooo:rsid="001714ce"/>
    </style:style>
    <style:style style:name="T2" style:family="text">
      <style:text-properties officeooo:rsid="001ffe3e"/>
    </style:style>
    <style:style style:name="T3" style:family="text">
      <style:text-properties officeooo:rsid="002038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witch outside light o<text:span text:style-name="T1">n</text:span> at sunset, o<text:span text:style-name="T1">ff</text:span> at sunrise</text:h>
      <text:p text:style-name="P1"/>
      <text:h text:style-name="Heading_20_2" text:outline-level="2">Basics:</text:h>
      <text:p text:style-name="P2">Light powered via mains socket in back bedroom.</text:p>
      <text:p text:style-name="P2">Use radio operated switch socket to connect light.</text:p>
      <text:p text:style-name="P2">Use radio adapter on Pi to operate switch socket</text:p>
      <text:p text:style-name="P2">Use library function to determine sunrise and sunset</text:p>
      <text:p text:style-name="P2">run daily crontab to find surise and sunset</text:p>
      <text:p text:style-name="P2">Update crontab to excecute commands to switch on and switch off light</text:p>
      <text:p text:style-name="P2"><text:s/></text:p>
      <text:h text:style-name="Heading_20_2" text:outline-level="2">Mains socket</text:h>
      <text:p text:style-name="P2">Using Energenie radio controlled socket and Pi Transmitter.</text:p>
      <text:p text:style-name="P3"><text:a xlink:type="simple" xlink:href="https://energenie4u.co.uk/catalogue/product/ENER002-2PI" text:style-name="Internet_20_link" text:visited-style-name="Visited_20_Internet_20_Link">https://energenie4u.co.uk/catalogue/product/ENER002-2PI</text:a></text:p>
      <text:p text:style-name="P3"/>
      <text:h text:style-name="Heading_20_2" text:outline-level="2">Radio hardware on Pi</text:h>
      <text:p text:style-name="P2"/>
      <text:p text:style-name="P2">Script or Pyhton function to switch on and switch off socket</text:p>
      <text:p text:style-name="P3"><text:a xlink:type="simple" xlink:href="http://gpiozero.readthedocs.io/en/v1.2.0/api_boards.html#energenie" text:style-name="Internet_20_link" text:visited-style-name="Visited_20_Internet_20_Link">http://gpiozero.readthedocs.io/en/v1.2.0/api_boards.html#energenie</text:a></text:p>
      <text:p text:style-name="P3"/>
      <text:p text:style-name="P5">For passing and parsing args, see tutorial here: <text:a xlink:type="simple" xlink:href="https://docs.python.org/2/howto/argparse.html#id1" text:style-name="Internet_20_link" text:visited-style-name="Visited_20_Internet_20_Link">https://docs.python.org/2/howto/argparse.html#id1</text:a></text:p>
      <text:p text:style-name="P5"/>
      <text:p text:style-name="P6">Python file is ENER_SOCKETS.py in pi/bin, using socket S1|S2 and command on|off command line arguments.</text:p>
      <text:p text:style-name="P6"/>
      <text:p text:style-name="P7">Note, to get a given socket to respond as S1 or S2 see here:</text:p>
      <text:p text:style-name="P19">The socket must then be programmed to learn a control code from the transmitter. To do this the socket must be in learning mode indicated by the lamp on the front of the socket housing flashing slowly. If it is not doing this, press and hold the green button on the from of the housing (while the lamp is off), for 5 seconds or more and then release it when the lamp starts to flash at 1 second intervals. Then send a signal to it from you program by hitting the return key. Acceptance will be indicated by a brief quick flashing of the lamp on the housing which will then extinguish. Program first one socket then the other in this way, otherwise they will react to the same signal.</text:p>
      <text:p text:style-name="P6"/>
      <text:h text:style-name="Heading_20_2" text:outline-level="2">Script to call Python functions</text:h>
      <text:p text:style-name="P7">To turn the light on:</text:p>
      <text:p text:style-name="P7">$ phython ./bin/ener_sockets.py S1 on</text:p>
      <text:p text:style-name="P7"/>
      <text:p text:style-name="P7">To turn the light off:</text:p>
      <text:p text:style-name="P7"><text:soft-page-break/>$ phython ./bin/ener_sockets.py S1 off</text:p>
      <text:p text:style-name="P7"/>
      <text:h text:style-name="Heading_20_2" text:outline-level="2">Crontab line to call python functions at sunrise / sunset</text:h>
      <text:p text:style-name="P8">Sunrise:</text:p>
      <text:p text:style-name="P8">m h * * * python /home/pi/bin/ener_sockets.py S1 off</text:p>
      <text:p text:style-name="P8"/>
      <text:p text:style-name="P8">Sunset</text:p>
      <text:p text:style-name="P8">m h * * * python /home/pi/bin/ener_sockets.py S1 on</text:p>
      <text:p text:style-name="P4"/>
      <text:p text:style-name="P8">where m and h are hour and minute of sunrise / sunset.</text:p>
      <text:p text:style-name="P8"/>
      <text:h text:style-name="Heading_20_2" text:outline-level="2">Python function to determine applicable sunrise / sunset time for current date</text:h>
      <text:p text:style-name="P4"/>
      <text:p text:style-name="P9">Using astral library, installed per this page: <text:a xlink:type="simple" xlink:href="http://pythonhosted.org/astral/" text:style-name="Internet_20_link" text:visited-style-name="Visited_20_Internet_20_Link">http://pythonhosted.org/astral/</text:a></text:p>
      <text:p text:style-name="P9">See python files pi/bin/sunrise_m_h.py and pi/bin/sunset_m_h.py</text:p>
      <text:p text:style-name="P9">No arguments required; programs send m h to stdout such that they can be concatenated into a cron task. </text:p>
      <text:p text:style-name="P8"/>
      <text:h text:style-name="Heading_20_2" text:outline-level="2">Script to update crontab with applicable sunrise / sunset time</text:h>
      <text:p text:style-name="P10">Use pipng.</text:p>
      <text:p text:style-name="P11">See here for insights: <text:a xlink:type="simple" xlink:href="http://stackoverflow.com/questions/610839/how-can-i-programmatically-create-a-new-cron-job" text:style-name="Internet_20_link" text:visited-style-name="Visited_20_Internet_20_Link">http://stackoverflow.com/questions/610839/how-can-i-programmatically-create-a-new-cron-job</text:a></text:p>
      <text:p text:style-name="P11"/>
      <text:p text:style-name="P12">This will return the current crontab file for the user excluding lines with 'ener' in them: crontab -l|grep -v 'ener'</text:p>
      <text:p text:style-name="P2"/>
      <text:p text:style-name="P13">use ; echo to add lines</text:p>
      <text:p text:style-name="P13"/>
      <text:p text:style-name="P13">(crontab -l ; echo "0 * * * * wget -O - -q http://www.example.com/cron.php") | crontab -</text:p>
      <text:p text:style-name="P13"/>
      <text:p text:style-name="P14">Result is:</text:p>
      <text:p text:style-name="P14">sh /home/pi/Myscripts/update_crontab_suntimes.sh | crontab</text:p>
      <text:p text:style-name="P14"/>
      <text:h text:style-name="Heading_20_2" text:outline-level="2">Crontab line to call this script</text:h>
      <text:p text:style-name="P14">15 3 * * * sh /home/pi/Myscripts/update_crontab_suntimes.sh | crontab</text:p>
      <text:h text:style-name="P20" text:outline-level="1">Control light in lounge</text:h>
      <text:h text:style-name="Heading_20_2" text:outline-level="2">Ideas:</text:h>
      <text:p text:style-name="Text_20_body">- switch off 10:00pm Sunday through Thursday</text:p>
      <text:p text:style-name="Standard">- switch off 10:30pm Friday, Saturday</text:p>
      <text:p text:style-name="P15">- switch on 5:50am Monday through Friday</text:p>
      <text:p text:style-name="P15">- switch on 7:00am Satuday, Sunday</text:p>
      <text:p text:style-name="P15">- Switch off 1 hour after sunrise</text:p>
      <text:p text:style-name="P15">- switch on 1 hour before sunset</text:p>
      <text:p text:style-name="P15">- switch on during day if cloud &gt;80%</text:p>
      <text:p text:style-name="P15">- switch off during day if clound &lt;70%</text:p>
      <text:p text:style-name="P15"/>
      <text:p text:style-name="P16"/>
      <text:h text:style-name="Heading_20_2" text:outline-level="2">Concerns..</text:h>
      <text:p text:style-name="P16">- if someone overrides, will be annoying them if we switch the light back on / off</text:p>
      <text:h text:style-name="Heading_20_2" text:outline-level="2">Technique</text:h>
      <text:p text:style-name="P16">Use sunrise, sunset as used for outside light</text:p>
      <text:p text:style-name="P16"/>
      <text:p text:style-name="P16"/>
      <text:p text:style-name="P16">Use cron job every 10 mins</text:p>
      <text:p text:style-name="P16"/>
      <text:p text:style-name="P18">Set off / maybe on schedule based on set timings</text:p>
      <text:p text:style-name="P18"/>
      <text:p text:style-name="P18">When maybe on - Set on / maybe off based on sunrise / sunset</text:p>
      <text:p text:style-name="P18"/>
      <text:p text:style-name="P18">When maybe off - Set on / off based on cloud cover</text:p>
      <text:p text:style-name="P17">Get weather from <text:span text:style-name="T2">openweather API</text:span></text:p>
      <text:p text:style-name="P17">- <text:span text:style-name="T3">how frequently can we download on free accoun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4T14:10:30.106871268</meta:creation-date>
    <meta:generator>LibreOffice/4.3.3.2$Linux_ARM_EABI LibreOffice_project/430m0$Build-2</meta:generator>
    <dc:date>2017-04-30T11:09:50.121824239</dc:date>
    <meta:editing-duration>PT20H33M4S</meta:editing-duration>
    <meta:editing-cycles>9</meta:editing-cycles>
    <meta:document-statistic meta:table-count="0" meta:image-count="0" meta:object-count="0" meta:page-count="3" meta:paragraph-count="64" meta:word-count="595" meta:character-count="3598" meta:non-whitespace-character-count="3064"/>
  </office:meta>
</office:document-meta>
</file>